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cd20d" officeooo:paragraph-rsid="000cd20d" style:font-weight-asian="bold" style:font-weight-complex="bold"/>
    </style:style>
    <style:style style:name="P2" style:family="paragraph" style:parent-style-name="Standard">
      <style:paragraph-properties fo:line-height="200%" fo:text-align="center" style:justify-single-word="false"/>
      <style:text-properties fo:font-weight="bold" officeooo:rsid="0010ff77" officeooo:paragraph-rsid="0010ff77" style:font-weight-asian="bold" style:font-weight-complex="bold"/>
    </style:style>
    <style:style style:name="P3" style:family="paragraph" style:parent-style-name="Standard">
      <style:paragraph-properties fo:text-align="center" style:justify-single-word="false"/>
      <style:text-properties fo:font-weight="bold" officeooo:rsid="00136987" officeooo:paragraph-rsid="00136987" style:font-weight-asian="bold" style:font-weight-complex="bold"/>
    </style:style>
    <style:style style:name="P4" style:family="paragraph" style:parent-style-name="Standard">
      <style:paragraph-properties fo:line-height="200%" fo:text-align="center" style:justify-single-word="false"/>
      <style:text-properties fo:font-weight="bold" officeooo:rsid="00340451" officeooo:paragraph-rsid="0010ff77" style:font-weight-asian="bold" style:font-weight-complex="bold"/>
    </style:style>
    <style:style style:name="P5" style:family="paragraph" style:parent-style-name="Standard">
      <style:paragraph-properties fo:text-align="center" style:justify-single-word="false"/>
      <style:text-properties fo:font-weight="normal" officeooo:rsid="000cd20d" officeooo:paragraph-rsid="000cd20d" style:font-weight-asian="normal" style:font-weight-complex="normal"/>
    </style:style>
    <style:style style:name="P6" style:family="paragraph" style:parent-style-name="Standard">
      <style:paragraph-properties fo:line-height="200%" fo:text-align="center" style:justify-single-word="false"/>
      <style:text-properties fo:font-weight="normal" officeooo:rsid="000cd20d" officeooo:paragraph-rsid="000cd20d" style:font-weight-asian="normal" style:font-weight-complex="normal"/>
    </style:style>
    <style:style style:name="P7" style:family="paragraph" style:parent-style-name="Standard">
      <style:paragraph-properties fo:line-height="200%" fo:text-align="justify" style:justify-single-word="false"/>
      <style:text-properties fo:font-weight="normal" officeooo:rsid="000cd20d" officeooo:paragraph-rsid="000cd20d" style:font-weight-asian="normal" style:font-weight-complex="normal"/>
    </style:style>
    <style:style style:name="P8" style:family="paragraph" style:parent-style-name="Standard">
      <style:paragraph-properties fo:line-height="200%" fo:text-align="justify" style:justify-single-word="false"/>
      <style:text-properties fo:font-weight="normal" officeooo:rsid="000cd20d" officeooo:paragraph-rsid="00179f70"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0cd20d" officeooo:paragraph-rsid="000cd20d" style:font-weight-asian="normal" style:font-weight-complex="normal"/>
    </style:style>
    <style:style style:name="P10" style:family="paragraph" style:parent-style-name="Standard">
      <style:paragraph-properties fo:line-height="200%" fo:text-align="justify" style:justify-single-word="false"/>
      <style:text-properties fo:font-weight="normal" officeooo:rsid="000f4b7a" officeooo:paragraph-rsid="000f4b7a" style:font-weight-asian="normal" style:font-weight-complex="normal"/>
    </style:style>
    <style:style style:name="P11" style:family="paragraph" style:parent-style-name="Standard">
      <style:paragraph-properties fo:line-height="200%" fo:text-align="center" style:justify-single-word="false"/>
      <style:text-properties fo:font-weight="normal" officeooo:rsid="000f4b7a" officeooo:paragraph-rsid="000f4b7a" style:font-weight-asian="normal" style:font-weight-complex="normal"/>
    </style:style>
    <style:style style:name="P12" style:family="paragraph" style:parent-style-name="Standard">
      <style:paragraph-properties fo:line-height="200%" fo:text-align="center" style:justify-single-word="false"/>
      <style:text-properties fo:font-weight="normal" officeooo:rsid="0010ff77" officeooo:paragraph-rsid="0010ff77" style:font-weight-asian="normal" style:font-weight-complex="normal"/>
    </style:style>
    <style:style style:name="P13" style:family="paragraph" style:parent-style-name="Standard">
      <style:paragraph-properties fo:line-height="200%" fo:text-align="justify" style:justify-single-word="false"/>
      <style:text-properties fo:font-weight="normal" officeooo:rsid="0010ff77" officeooo:paragraph-rsid="0010ff77" style:font-weight-asian="normal" style:font-weight-complex="normal"/>
    </style:style>
    <style:style style:name="P14" style:family="paragraph" style:parent-style-name="Standard">
      <style:paragraph-properties fo:line-height="200%" fo:text-align="center" style:justify-single-word="false"/>
      <style:text-properties fo:font-weight="normal" officeooo:rsid="0015bbde" officeooo:paragraph-rsid="0015bbde" style:font-weight-asian="normal" style:font-weight-complex="normal"/>
    </style:style>
    <style:style style:name="P15" style:family="paragraph" style:parent-style-name="Standard">
      <style:paragraph-properties fo:line-height="200%" fo:text-align="center" style:justify-single-word="false"/>
      <style:text-properties fo:font-weight="normal" officeooo:rsid="004446b0" officeooo:paragraph-rsid="004446b0" style:font-weight-asian="normal" style:font-weight-complex="normal"/>
    </style:style>
    <style:style style:name="P16" style:family="paragraph" style:parent-style-name="Standard">
      <style:paragraph-properties fo:line-height="200%" fo:text-align="justify" style:justify-single-word="false"/>
      <style:text-properties fo:font-weight="normal" officeooo:rsid="001b60c9" officeooo:paragraph-rsid="00558110" style:font-weight-asian="normal" style:font-weight-complex="normal"/>
    </style:style>
    <style:style style:name="P17" style:family="paragraph" style:parent-style-name="Standard">
      <style:paragraph-properties fo:line-height="200%" fo:text-align="center" style:justify-single-word="false"/>
      <style:text-properties fo:font-weight="normal" officeooo:rsid="005abcf6" officeooo:paragraph-rsid="005abcf6" style:font-weight-asian="normal" style:font-weight-complex="normal"/>
    </style:style>
    <style:style style:name="P18" style:family="paragraph" style:parent-style-name="Standard">
      <style:paragraph-properties fo:line-height="200%" fo:text-align="center" style:justify-single-word="false"/>
      <style:text-properties fo:font-style="italic" fo:font-weight="normal" officeooo:rsid="0010ff77" officeooo:paragraph-rsid="0010ff77" style:font-style-asian="italic" style:font-weight-asian="normal" style:font-style-complex="italic" style:font-weight-complex="normal"/>
    </style:style>
    <style:style style:name="P19" style:family="paragraph" style:parent-style-name="Standard">
      <style:paragraph-properties fo:line-height="200%" fo:text-align="center" style:justify-single-word="false"/>
      <style:text-properties fo:font-style="italic" fo:font-weight="normal" officeooo:rsid="0010ff77" officeooo:paragraph-rsid="00635f28" style:font-style-asian="italic" style:font-weight-asian="normal" style:font-style-complex="italic" style:font-weight-complex="normal"/>
    </style:style>
    <style:style style:name="P20" style:family="paragraph" style:parent-style-name="Standard">
      <style:paragraph-properties fo:line-height="200%" fo:text-align="justify" style:justify-single-word="false"/>
      <style:text-properties fo:font-style="italic" fo:font-weight="normal" officeooo:rsid="0010ff77" officeooo:paragraph-rsid="0010ff77" style:font-style-asian="italic" style:font-weight-asian="normal" style:font-style-complex="italic" style:font-weight-complex="normal"/>
    </style:style>
    <style:style style:name="P21" style:family="paragraph" style:parent-style-name="Standard">
      <style:paragraph-properties fo:line-height="200%" fo:text-align="center" style:justify-single-word="false"/>
      <style:text-properties fo:font-style="normal" fo:font-weight="bold" officeooo:rsid="0010ff77" officeooo:paragraph-rsid="0010ff77" style:font-style-asian="normal" style:font-weight-asian="bold" style:font-style-complex="normal" style:font-weight-complex="bold"/>
    </style:style>
    <style:style style:name="P22" style:family="paragraph" style:parent-style-name="Standard">
      <style:paragraph-properties fo:line-height="200%" fo:text-align="center" style:justify-single-word="false"/>
      <style:text-properties fo:font-style="normal" fo:font-weight="bold" officeooo:rsid="00627001" officeooo:paragraph-rsid="00635f28" style:font-style-asian="normal" style:font-weight-asian="bold" style:font-style-complex="normal" style:font-weight-complex="bold"/>
    </style:style>
    <style:style style:name="P23" style:family="paragraph" style:parent-style-name="Standard">
      <style:paragraph-properties fo:line-height="200%" fo:text-align="center" style:justify-single-word="false"/>
      <style:text-properties fo:font-style="normal" fo:font-weight="bold" officeooo:rsid="00635f28" officeooo:paragraph-rsid="00635f28" style:font-style-asian="normal" style:font-weight-asian="bold" style:font-style-complex="normal" style:font-weight-complex="bold"/>
    </style:style>
    <style:style style:name="P24" style:family="paragraph" style:parent-style-name="Standard">
      <style:paragraph-properties fo:line-height="200%" fo:text-align="center" style:justify-single-word="false"/>
      <style:text-properties fo:font-style="normal" fo:font-weight="normal" officeooo:rsid="0010ff77" officeooo:paragraph-rsid="0010ff77" style:font-style-asian="normal" style:font-weight-asian="normal" style:font-style-complex="normal" style:font-weight-complex="normal"/>
    </style:style>
    <style:style style:name="P25" style:family="paragraph" style:parent-style-name="Standard">
      <style:paragraph-properties fo:line-height="200%" fo:text-align="justify" style:justify-single-word="false"/>
      <style:text-properties fo:font-style="normal" fo:font-weight="normal" officeooo:rsid="0010ff77" officeooo:paragraph-rsid="0010ff77" style:font-style-asian="normal" style:font-weight-asian="normal" style:font-style-complex="normal" style:font-weight-complex="normal"/>
    </style:style>
    <style:style style:name="P26" style:family="paragraph" style:parent-style-name="Standard">
      <style:paragraph-properties fo:line-height="200%" fo:text-align="justify" style:justify-single-word="false"/>
      <style:text-properties fo:font-style="normal" fo:font-weight="normal" officeooo:rsid="001dd87e" officeooo:paragraph-rsid="001dd87e" style:font-style-asian="normal" style:font-weight-asian="normal" style:font-style-complex="normal" style:font-weight-complex="normal"/>
    </style:style>
    <style:style style:name="P27" style:family="paragraph" style:parent-style-name="Standard">
      <style:paragraph-properties fo:line-height="200%" fo:text-align="justify" style:justify-single-word="false"/>
      <style:text-properties fo:font-style="normal" fo:font-weight="normal" officeooo:rsid="001f4af9" officeooo:paragraph-rsid="001f4af9" style:font-style-asian="normal" style:font-weight-asian="normal" style:font-style-complex="normal" style:font-weight-complex="normal"/>
    </style:style>
    <style:style style:name="P28" style:family="paragraph" style:parent-style-name="Standard">
      <style:paragraph-properties fo:line-height="200%" fo:text-align="justify" style:justify-single-word="false"/>
      <style:text-properties fo:font-style="normal" fo:font-weight="normal" officeooo:rsid="0021c703" officeooo:paragraph-rsid="0021c703" style:font-style-asian="normal" style:font-weight-asian="normal" style:font-style-complex="normal" style:font-weight-complex="normal"/>
    </style:style>
    <style:style style:name="P29" style:family="paragraph" style:parent-style-name="Standard">
      <style:paragraph-properties fo:line-height="200%" fo:text-align="justify" style:justify-single-word="false"/>
      <style:text-properties fo:font-style="normal" fo:font-weight="normal" officeooo:rsid="002382f8" officeooo:paragraph-rsid="002382f8" style:font-style-asian="normal" style:font-weight-asian="normal" style:font-style-complex="normal" style:font-weight-complex="normal"/>
    </style:style>
    <style:style style:name="P30" style:family="paragraph" style:parent-style-name="Standard">
      <style:paragraph-properties fo:line-height="200%" fo:text-align="justify" style:justify-single-word="false"/>
      <style:text-properties fo:font-style="normal" fo:font-weight="normal" officeooo:rsid="002382f8" officeooo:paragraph-rsid="002a31b2" style:font-style-asian="normal" style:font-weight-asian="normal" style:font-style-complex="normal" style:font-weight-complex="normal"/>
    </style:style>
    <style:style style:name="P31" style:family="paragraph" style:parent-style-name="Standard">
      <style:paragraph-properties fo:line-height="200%" fo:text-align="justify" style:justify-single-word="false"/>
      <style:text-properties fo:font-style="normal" fo:font-weight="normal" officeooo:rsid="0025b327" officeooo:paragraph-rsid="0025b327" style:font-style-asian="normal" style:font-weight-asian="normal" style:font-style-complex="normal" style:font-weight-complex="normal"/>
    </style:style>
    <style:style style:name="P32" style:family="paragraph" style:parent-style-name="Standard">
      <style:paragraph-properties fo:line-height="200%" fo:text-align="justify" style:justify-single-word="false"/>
      <style:text-properties fo:font-style="normal" fo:font-weight="normal" officeooo:rsid="0026bcde" officeooo:paragraph-rsid="0026bcde" style:font-style-asian="normal" style:font-weight-asian="normal" style:font-style-complex="normal" style:font-weight-complex="normal"/>
    </style:style>
    <style:style style:name="P33" style:family="paragraph" style:parent-style-name="Standard">
      <style:paragraph-properties fo:line-height="200%" fo:text-align="justify" style:justify-single-word="false"/>
      <style:text-properties fo:font-style="normal" fo:font-weight="normal" officeooo:rsid="00299fd0" officeooo:paragraph-rsid="00299fd0" style:font-style-asian="normal" style:font-weight-asian="normal" style:font-style-complex="normal" style:font-weight-complex="normal"/>
    </style:style>
    <style:style style:name="P34"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0cd20d" officeooo:paragraph-rsid="000cd20d" style:font-weight-asian="bold" style:font-weight-complex="bold"/>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officeooo:rsid="0019cd4b" style:font-style-asian="normal" style:font-style-complex="normal"/>
    </style:style>
    <style:style style:name="T7" style:family="text">
      <style:text-properties fo:font-style="normal" fo:font-weight="bold" officeooo:rsid="001a8f19" style:font-style-asian="normal" style:font-weight-asian="bold" style:font-style-complex="normal" style:font-weight-complex="bold"/>
    </style:style>
    <style:style style:name="T8" style:family="text">
      <style:text-properties officeooo:rsid="00136987"/>
    </style:style>
    <style:style style:name="T9" style:family="text">
      <style:text-properties officeooo:rsid="0015bbde"/>
    </style:style>
    <style:style style:name="T10" style:family="text">
      <style:text-properties officeooo:rsid="001811e1"/>
    </style:style>
    <style:style style:name="T11" style:family="text">
      <style:text-properties officeooo:rsid="001fac77"/>
    </style:style>
    <style:style style:name="T12" style:family="text">
      <style:text-properties officeooo:rsid="00286ac2"/>
    </style:style>
    <style:style style:name="T13" style:family="text">
      <style:text-properties officeooo:rsid="00299fd0"/>
    </style:style>
    <style:style style:name="T14" style:family="text">
      <style:text-properties officeooo:rsid="002a31b2"/>
    </style:style>
    <style:style style:name="T15" style:family="text">
      <style:text-properties officeooo:rsid="002af24e"/>
    </style:style>
    <style:style style:name="T16" style:family="text">
      <style:text-properties officeooo:rsid="002c1359"/>
    </style:style>
    <style:style style:name="T17" style:family="text">
      <style:text-properties officeooo:rsid="00311f5e"/>
    </style:style>
    <style:style style:name="T18" style:family="text">
      <style:text-properties officeooo:rsid="003e39a1"/>
    </style:style>
    <style:style style:name="T19" style:family="text">
      <style:text-properties officeooo:rsid="003e8683"/>
    </style:style>
    <style:style style:name="T20" style:family="text">
      <style:text-properties officeooo:rsid="0040654b"/>
    </style:style>
    <style:style style:name="T21" style:family="text">
      <style:text-properties officeooo:rsid="004204c5"/>
    </style:style>
    <style:style style:name="T22" style:family="text">
      <style:text-properties officeooo:rsid="004446b0"/>
    </style:style>
    <style:style style:name="T23" style:family="text">
      <style:text-properties officeooo:rsid="00451351"/>
    </style:style>
    <style:style style:name="T24" style:family="text">
      <style:text-properties officeooo:rsid="00635f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3">UPLB NETWORK QUEUE SIMULATOR (UNQS):</text:p>
      <text:p text:style-name="P3">ANALYZING NETWORK PERFORMANCE</text:p>
      <text:p text:style-name="P1">FOR INTERNET BANDWIDTH MANAGEMENT</text:p>
      <text:p text:style-name="P1"/>
      <text:p text:style-name="P1"/>
      <text:p text:style-name="P1"/>
      <text:p text:style-name="P1"/>
      <text:p text:style-name="P1"/>
      <text:p text:style-name="P1"/>
      <text:p text:style-name="P1"/>
      <text:p text:style-name="P1"/>
      <text:p text:style-name="P5">LEENSEY M. LAWAS</text:p>
      <text:p text:style-name="P5"/>
      <text:p text:style-name="P5"/>
      <text:p text:style-name="P5"/>
      <text:p text:style-name="P5"/>
      <text:p text:style-name="P5"/>
      <text:p text:style-name="P5"/>
      <text:p text:style-name="P5"/>
      <text:p text:style-name="P5">SUBMITTED TO THE FACULTY OF THE INSTITUTE OF COMPUTER SCIENCE</text:p>
      <text:p text:style-name="P5">UNIVERSITY OF THE PHILIPPINES LOS BANOS</text:p>
      <text:p text:style-name="P5">IN PARTIAL FULFILLMENT OF THE<text:line-break/>REQUIREMENTS FOR THE<text:line-break/>DEGREE OF</text:p>
      <text:p text:style-name="P5"/>
      <text:p text:style-name="P5"/>
      <text:p text:style-name="P5"/>
      <text:p text:style-name="P5"/>
      <text:p text:style-name="P5"/>
      <text:p text:style-name="P5"/>
      <text:p text:style-name="P5">BACHELOR OF SCIENCE IN<text:line-break/>COMPUTER SCIENCE</text:p>
      <text:p text:style-name="P5"/>
      <text:p text:style-name="P5"/>
      <text:p text:style-name="P5"/>
      <text:p text:style-name="P5"/>
      <text:p text:style-name="P5"/>
      <text:p text:style-name="P5"/>
      <text:p text:style-name="P5"/>
      <text:p text:style-name="P5"/>
      <text:p text:style-name="P5"/>
      <text:p text:style-name="P5">JUNE 201<text:span text:style-name="T8">8</text:span></text:p>
      <text:p text:style-name="P5"/>
      <text:p text:style-name="P5"/>
      <text:p text:style-name="P5"><text:soft-page-break/></text:p>
      <text:p text:style-name="P34">UPLB LOGO / ICS LOGO</text:p>
      <text:p text:style-name="P6"/>
      <text:p text:style-name="P6">UNIVERSITY OF THE PHILIPPINES LOS BANOS<text:line-break/>Bachelor of Science in Computer Science</text:p>
      <text:p text:style-name="P7"><text:tab/>The contents or any portion of this undergraduate thesis manuscript including the source code or any non-commercial section may be freely copied and distributed provided that the source is acknowledged.</text:p>
      <text:p text:style-name="P7"><text:tab/>The following permission/s is/are granted for accessing this thesis:</text:p>
      <text:p text:style-name="P7"/>
      <text:p text:style-name="P9"><text:tab/>Available to the general public<text:tab/><text:tab/><text:tab/><text:tab/><text:tab/><text:tab/>YES</text:p>
      <text:p text:style-name="P9"><text:tab/>Available only after consultation with author/thesis adviser<text:tab/><text:tab/><text:tab/>NO</text:p>
      <text:p text:style-name="P9"><text:tab/>Available only to those bound by confidentiality agreements <text:tab/><text:tab/>NO</text:p>
      <text:p text:style-name="P9"/>
      <text:p text:style-name="P6">LEENSEY M. LAWAS</text:p>
      <text:p text:style-name="P6">Author</text:p>
      <text:p text:style-name="P6">____________________</text:p>
      <text:p text:style-name="P6">Date Signed</text:p>
      <text:p text:style-name="P6"/>
      <text:p text:style-name="P6"/>
      <text:p text:style-name="P6">DANILO J. MERCADO</text:p>
      <text:p text:style-name="P6">Adviser</text:p>
      <text:p text:style-name="P6"/>
      <text:p text:style-name="P6">____________________</text:p>
      <text:p text:style-name="P6">Date Signed</text:p>
      <text:p text:style-name="P8"><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s for the degree of BACHELOR OF SCIENCE (COMPUTER SCIENCE) is hereby accepted.</text:span></text:p>
      <text:p text:style-name="P7"/>
      <text:p text:style-name="P10"><text:s text:c="13"/><text:span text:style-name="T22">PROF.</text:span> <text:span text:style-name="T10">CONCEPCION KHAN</text:span><text:tab/><text:tab/><text:tab/><text:tab/> <text:span text:style-name="T22">PROF.</text:span> <text:span text:style-name="T9">JAIME SAMANIEGO</text:span></text:p>
      <text:p text:style-name="P10"><text:tab/>Member, Guidance Committee<text:tab/><text:tab/><text:tab/><text:tab/>Member, Guidance Committee</text:p>
      <text:p text:style-name="P10"><text:tab/><text:tab/>__________<text:tab/><text:tab/><text:tab/><text:tab/><text:tab/><text:tab/><text:tab/>__________</text:p>
      <text:p text:style-name="P10"><text:tab/><text:tab/>Date Signed<text:tab/><text:tab/><text:tab/><text:tab/><text:tab/><text:tab/><text:tab/>Date Signed</text:p>
      <text:p text:style-name="P14"><text:span text:style-name="T23">PROF. </text:span>DANILO J. MERCADO</text:p>
      <text:p text:style-name="P11">Char, Gudance Committee</text:p>
      <text:p text:style-name="P11">__________</text:p>
      <text:p text:style-name="P11">Date Signed</text:p>
      <text:p text:style-name="P10"><text:tab/>Accepted as partial fulfillment of the requirements for the degree of BACHELOR OF SCIENCE (COMPUTER SCIENCE).</text:p>
      <text:p text:style-name="P10"/>
      <text:p text:style-name="P11"><text:span text:style-name="T22">PROF. </text:span>JAIME <text:span text:style-name="T22">M. </text:span>SAMANIEGO</text:p>
      <text:p text:style-name="P11">Director, Institute of Computer Science</text:p>
      <text:p text:style-name="P11">__________</text:p>
      <text:p text:style-name="P11">Date Signed</text:p>
      <text:p text:style-name="P11"/>
      <text:p text:style-name="P15">DR. FELINO P. LANSIGAN</text:p>
      <text:p text:style-name="P11">Dean, College of Arts and Sciences</text:p>
      <text:p text:style-name="P11">__________</text:p>
      <text:p text:style-name="P11">Date Signed</text:p>
      <text:p text:style-name="P2"><text:soft-page-break/>BIOGRAPHICAL SKETCH</text:p>
      <text:p text:style-name="P16"><text:tab/><text:span text:style-name="T17">Leensey M. Lawas was born on September 25, 1996 and currently resides in Los Banos. She is the eldest daughter to Vernel and Cresencia, and has two siblings: Cresel (16) and Sevyer (7). Leensey finished her primary education in Maquiling School Incorporated and her secondary education in University of the Philippines Rural High School.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4"/>
      <text:p text:style-name="P4"/>
      <text:p text:style-name="P4"/>
      <text:p text:style-name="P4"/>
      <text:p text:style-name="P4"/>
      <text:p text:style-name="P4"/>
      <text:p text:style-name="P4"/>
      <text:p text:style-name="P4"/>
      <text:p text:style-name="P4"/>
      <text:p text:style-name="P4"/>
      <text:p text:style-name="P4"/>
      <text:p text:style-name="P17"/>
      <text:p text:style-name="P12">LEENSEY M. LAWAS</text:p>
      <text:p text:style-name="P12">2013-68227</text:p>
      <text:p text:style-name="P18"/>
      <text:p text:style-name="P21"><text:soft-page-break/>ACKNOWLEDGEMENT</text:p>
      <text:p text:style-name="P26"><text:tab/><text:span text:style-name="T18">Extending my sincerest thanks to the people that helped me in this project:</text:span> <text:span text:style-name="T18">Mr. Mark Gironella, ICS technician, Ms. Ivy Joy Aguila, ICS instructor for helping me setup the server in my institute and Ms. Emergrace V. Puhawan, ITC Network Administrator, Mr. John Eric H. Dao, ITC Network Technician, for aiding in the port mirroring for my data collection.</text:span></text:p>
      <text:p text:style-name="P31"><text:span text:style-name="T13"><text:tab/>Mr. </text:span>Rene Lindio, <text:span text:style-name="T19">CTO Azeus Systems Ltd.</text:span> <text:span text:style-name="T12">for some</text:span> <text:span text:style-name="T13">last minute help in debugging my program. Mr. </text:span>Shem Cristobal <text:span text:style-name="T13">for being my go-to for many of the problems I encountered during the programming aspect of my thesis.</text:span></text:p>
      <text:p text:style-name="P33"><text:tab/><text:span text:style-name="T21">Prof. </text:span>Concepcion <text:span text:style-name="T21">L. </text:span>Khan and <text:span text:style-name="T21">Prof. </text:span>Jaime <text:span text:style-name="T21">M.</text:span> Samaniego for being encouraging and insightful panelists.</text:p>
      <text:p text:style-name="P27"><text:tab/><text:span text:style-name="T21">Prof. </text:span>Danilo J. Mercado, <text:span text:style-name="T11">adviser, for entrusting me with such a topic and for giving advice that goes beyond this subject matter.</text:span></text:p>
      <text:p text:style-name="P30"><text:tab/>Blocmates <text:span text:style-name="T14">for the concern and support.</text:span></text:p>
      <text:p text:style-name="P29"><text:tab/>Online friends <text:span text:style-name="T14">I met through my hobby of creative writing and the ones met through shared fandoms for being supportive and open to lend an ear when I needed it.</text:span></text:p>
      <text:p text:style-name="P28"><text:tab/>Friends <text:span text:style-name="T15">for their unwavering support.</text:span></text:p>
      <text:p text:style-name="P32"><text:tab/>Family <text:span text:style-name="T16">for their push and for bearing with me through my lowest of lows.</text:span></text:p>
      <text:p text:style-name="P32"><text:tab/><text:span text:style-name="T20">And last but not least, thanks to God, because only with Him are all things possible, including this study.</text:span></text:p>
      <text:p text:style-name="P24"/>
      <text:p text:style-name="P24"/>
      <text:p text:style-name="P24"/>
      <text:p text:style-name="P24"/>
      <text:p text:style-name="P24"/>
      <text:p text:style-name="P18"/>
      <text:p text:style-name="P21"><text:soft-page-break/>ABSTRACT</text:p>
      <text:p text:style-name="P20"><text:span text:style-name="T5">LAWAS, LEENSEY M. University of the Philippines Los Banos. June 201</text:span><text:span text:style-name="T6">8</text:span><text:span text:style-name="T5">. </text:span><text:span text:style-name="T7">UPLB Network Queue Simulator (UNQS): Analyzing Network Performance for Internet Bandwidth Management. </text:span><text:span text:style-name="T5">R</text:span><text:span text:style-name="T6">e</text:span><text:span text:style-name="T5">search Adviser: Professor Danilo J. Mercado.</text:span></text:p>
      <text:p text:style-name="P24">1 paragraph abstract goes here.</text:p>
      <text:p text:style-name="P18">(next page)</text:p>
      <text:p text:style-name="P21">TABLE OF CONTENTS</text:p>
      <text:p text:style-name="P22">LIST OF <text:span text:style-name="T24">TABLES</text:span></text:p>
      <text:p text:style-name="P23">LIST OF FIGURES</text:p>
      <text:p text:style-name="P23">LIST OF ACRONYMS</text:p>
      <text:p text:style-name="P19">(next page)</text:p>
      <text:p text:style-name="P25">INTRODUCTION</text:p>
      <text:p text:style-name="P25">Background of the Study</text:p>
      <text:p text:style-name="P25">Statement of the Problem</text:p>
      <text:p text:style-name="P25">Significance of the Study</text:p>
      <text:p text:style-name="P25">Objectives of the Study</text:p>
      <text:p text:style-name="P25">Scope and Limitations</text:p>
      <text:p text:style-name="P25">REVIEW OF RELATED LITERATURE</text:p>
      <text:p text:style-name="P25"/>
      <text:p text:style-name="P13">METHODOLOGY</text:p>
      <text:p text:style-name="P13">lala</text:p>
      <text:p text:style-name="P13">lala</text:p>
      <text:p text:style-name="P13">RESULTS AND DISCUSSIONS</text:p>
      <text:p text:style-name="P13">CONCLUSIONS AND FUTURE WORK</text:p>
      <text:p text:style-name="P13">BIBLIOGRA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5T16:03:17.652605031</dc:date>
    <meta:editing-duration>PT2H15M36S</meta:editing-duration>
    <meta:editing-cycles>75</meta:editing-cycles>
    <meta:generator>LibreOffice/5.1.6.2$Linux_X86_64 LibreOffice_project/10m0$Build-2</meta:generator>
    <meta:document-statistic meta:table-count="0" meta:image-count="0" meta:object-count="0" meta:page-count="6" meta:paragraph-count="78" meta:word-count="681" meta:character-count="4434" meta:non-whitespace-character-count="3768"/>
  </office:meta>
</office:document-meta>
</file>